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, Monaco, Consolas, " svg:font-family="Inconsolata, Monaco, Consolas, " style:font-family-generic="system"/>
    <style:font-face style:name="Droid Sans Mono" svg:font-family="Droid Sans Mon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ourceText" style:family="text">
      <style:text-properties style:font-name="Inconsolata, Monaco, Consolas, " fo:color="#A8FF60" fo:font-size="9pt" style:font-size-asian="9pt"/>
    </style:style>
    <style:style style:name="T3" style:parent-style-name="SourceText" style:family="text">
      <style:text-properties style:font-name="Liberation Serif" fo:color="#000000"/>
    </style:style>
    <style:style style:name="T4" style:parent-style-name="SourceText" style:family="text">
      <style:text-properties style:font-name="Liberation Serif" fo:color="#000000"/>
    </style:style>
    <style:style style:name="T5" style:parent-style-name="SourceText" style:family="text">
      <style:text-properties style:font-name="Liberation Serif" fo:color="#000000"/>
    </style:style>
    <style:style style:name="T6" style:parent-style-name="SourceText" style:family="text">
      <style:text-properties style:font-name="Liberation Serif" fo:color="#000000"/>
    </style:style>
    <style:style style:name="T7" style:parent-style-name="SourceText" style:family="text">
      <style:text-properties style:font-name="Liberation Serif" fo:color="#000000"/>
    </style:style>
    <style:style style:name="T8" style:parent-style-name="SourceText" style:family="text">
      <style:text-properties style:font-name="Liberation Serif" fo:color="#000000"/>
    </style:style>
    <style:style style:name="T9" style:parent-style-name="SourceText" style:family="text">
      <style:text-properties style:font-name="Liberation Serif" fo:color="#000000"/>
    </style:style>
    <style:style style:name="T10" style:parent-style-name="SourceText" style:family="text">
      <style:text-properties style:font-name="Liberation Serif" fo:color="#000000"/>
    </style:style>
    <style:style style:name="T11" style:parent-style-name="SourceText" style:family="text">
      <style:text-properties style:font-name="Liberation Serif" fo:color="#000000"/>
    </style:style>
    <style:style style:name="T12" style:parent-style-name="SourceText" style:family="text">
      <style:text-properties style:font-name="Liberation Serif" fo:color="#000000"/>
    </style:style>
    <style:style style:name="T13" style:parent-style-name="SourceText" style:family="text">
      <style:text-properties style:font-name="Liberation Serif" fo:color="#000000"/>
    </style:style>
    <style:style style:name="T14" style:parent-style-name="SourceText" style:family="text">
      <style:text-properties style:font-name="Liberation Serif" fo:color="#000000"/>
    </style:style>
    <style:style style:name="T15" style:parent-style-name="SourceText" style:family="text">
      <style:text-properties style:font-name="Liberation Serif" fo:color="#000000"/>
    </style:style>
    <style:style style:name="T16" style:parent-style-name="SourceText" style:family="text">
      <style:text-properties style:font-name="Liberation Serif" fo:color="#000000"/>
    </style:style>
    <style:style style:name="T17" style:parent-style-name="SourceText" style:family="text">
      <style:text-properties style:font-name="Liberation Serif" fo:color="#000000"/>
    </style:style>
    <style:style style:name="T18" style:parent-style-name="SourceText" style:family="text">
      <style:text-properties style:font-name="Liberation Serif" fo:color="#000000"/>
    </style:style>
    <style:style style:name="T19" style:parent-style-name="SourceText" style:family="text">
      <style:text-properties style:font-name="Liberation Serif" fo:color="#000000"/>
    </style:style>
    <style:style style:name="T20" style:parent-style-name="SourceText" style:family="text">
      <style:text-properties style:font-name="Liberation Serif" fo:color="#000000"/>
    </style:style>
    <style:style style:name="T21" style:parent-style-name="SourceText" style:family="text">
      <style:text-properties style:font-name="Liberation Serif" fo:color="#000000"/>
    </style:style>
    <style:style style:name="T22" style:parent-style-name="SourceText" style:family="text">
      <style:text-properties style:font-name="Liberation Serif" fo:color="#000000"/>
    </style:style>
    <style:style style:name="P23" style:parent-style-name="Standard" style:family="paragraph">
      <style:text-properties style:font-name="Droid Sans Mono" fo:color="#FFFFFF" fo:font-size="10.5pt" style:font-size-asian="10.5pt" fo:background-color="#000000"/>
    </style:style>
    <style:style style:name="T24" style:parent-style-name="SourceText" style:family="text">
      <style:text-properties style:font-name="Liberation Serif" fo:color="#000000"/>
    </style:style>
    <style:style style:name="P25" style:parent-style-name="Standard" style:family="paragraph">
      <style:text-properties style:font-name="Droid Sans Mono" fo:color="#FFFFFF" fo:font-size="10.5pt" style:font-size-asian="10.5pt" fo:background-color="#000000"/>
    </style:style>
    <style:style style:name="T26" style:parent-style-name="SourceText" style:family="text">
      <style:text-properties style:font-name="Liberation Serif" fo:color="#000000"/>
    </style:style>
    <style:style style:name="T27" style:parent-style-name="SourceText" style:family="text">
      <style:text-properties style:font-name="Liberation Serif" fo:color="#000000"/>
    </style:style>
    <style:style style:name="T28" style:parent-style-name="SourceText" style:family="text">
      <style:text-properties style:font-name="Liberation Serif" fo:color="#000000"/>
    </style:style>
    <style:style style:name="P29" style:parent-style-name="Standard" style:family="paragraph">
      <style:paragraph-properties style:line-height-at-least="0.1979in"/>
      <style:text-properties style:font-name="Droid Sans Mono" fo:color="#FFFFFF" fo:font-size="10.5pt" style:font-size-asian="10.5pt" fo:background-color="#000000"/>
    </style:style>
    <style:style style:name="P30" style:parent-style-name="Standard" style:family="paragraph">
      <style:paragraph-properties style:line-height-at-least="0.1979in"/>
      <style:text-properties style:font-name="Droid Sans Mono" fo:color="#FFFFFF" fo:font-size="10.5pt" style:font-size-asian="10.5pt" fo:background-color="#000000"/>
    </style:style>
    <style:style style:name="P31" style:parent-style-name="Standard" style:family="paragraph">
      <style:paragraph-properties style:line-height-at-least="0.1979in"/>
    </style:style>
    <style:style style:name="T32" style:parent-style-name="SourceText" style:family="text">
      <style:text-properties style:font-name="Liberation Serif" fo:color="#000000"/>
    </style:style>
    <style:style style:name="T33" style:parent-style-name="SourceText" style:family="text">
      <style:text-properties style:font-name="Liberation Serif" fo:color="#000000"/>
    </style:style>
  </office:automatic-styles>
  <office:body>
    <office:text text:use-soft-page-breaks="true">
      <text:p text:style-name="P1">Linkedin API Keys:-</text:p>
      <text:p text:style-name="Standard"/>
      <text:p text:style-name="Standard">1 : - <text:s/>6edecb7bb9mshd599a23712cf880p1cf31fjsn25beaf1ae3ab</text:p>
      <text:p text:style-name="Standard">2 : -<text:span text:style-name="T2"><text:s/></text:span><text:span text:style-name="T3">459400aaa7msh86cfb312b8f3672p103b7ejsn90a54bad9306</text:span></text:p>
      <text:p text:style-name="Standard"><text:span text:style-name="T4">3 : - <text:s/>6e3798f6abmsh20bcb71600e4713p18a4b4jsn9dc794b8cc5c</text:span></text:p>
      <text:p text:style-name="Standard"><text:span text:style-name="T5">4 : - <text:s/>ba6f74894amsh051245495545c03p131fbajsnad469426a08a</text:span></text:p>
      <text:p text:style-name="Standard"><text:span text:style-name="T6">5 : - <text:s/>5cdea22255msh0aa19625185a74cp1f6050jsn5a2b57fd7a92</text:span></text:p>
      <text:p text:style-name="Standard"><text:span text:style-name="T7">6 : - <text:s/>e058d5d7fbmshae22f7f2dd</text:span><text:span text:style-name="T8">ac844p19c7fajsn618c8d1fed35</text:span></text:p>
      <text:p text:style-name="Standard"/>
      <text:p text:style-name="Standard"/>
      <text:p text:style-name="Standard"><text:span text:style-name="T9">WHO- IS API Keys:-</text:span></text:p>
      <text:p text:style-name="Standard"/>
      <text:p text:style-name="Standard"><text:span text:style-name="T10">1 : - <text:s/></text:span><text:span text:style-name="T11">6edecb7bb9mshd599a23712cf880p1cf31fjsn25beaf1ae3ab</text:span></text:p>
      <text:p text:style-name="Standard"><text:span text:style-name="T12">2 : - <text:s/>e058d5d7fbmshae22f7f2ddac844p19c7fajsn618c8d1fed35</text:span></text:p>
      <text:p text:style-name="Standard"><text:span text:style-name="T13">3 : - <text:s/>5cdea22255msh0aa19625185a74cp1f6050jsn5a2b57fd7a92</text:span></text:p>
      <text:p text:style-name="Standard"><text:span text:style-name="T14">4: - <text:s/>ba6f74894amsh051245495545</text:span><text:span text:style-name="T15">c03p131fbajsnad469426a08a</text:span></text:p>
      <text:p text:style-name="Standard"><text:span text:style-name="T16">5 : - <text:s/>6e3798f6abmsh20bcb71600e4713p18a4b4jsn9dc794b8cc5c</text:span></text:p>
      <text:p text:style-name="Standard"><text:span text:style-name="T17">6 : - <text:s/>459400aaa7msh86cfb312b8f3672p103b7ejsn90a54bad9306</text:span></text:p>
      <text:p text:style-name="Standard"/>
      <text:p text:style-name="Standard"/>
      <text:p text:style-name="Standard"><text:span text:style-name="T18">SERP API Keys:-</text:span></text:p>
      <text:p text:style-name="Standard"/>
      <text:p text:style-name="Standard"><text:span text:style-name="T19">1 : - <text:s/>67244b6e8d7f337f304cf92165608f8ede8c69dcb5552a0908399ecce0c27f58</text:span></text:p>
      <text:p text:style-name="Standard"/>
      <text:p text:style-name="Standard"/>
      <text:p text:style-name="Standard"><text:span text:style-name="T20"><text:s/></text:span></text:p>
      <text:p text:style-name="Standard"><text:span text:style-name="T21">Block Chain API<text:s/></text:span><text:span text:style-name="T22">Key:-</text:span></text:p>
      <text:p text:style-name="P23"/>
      <text:p text:style-name="Standard"><text:span text:style-name="T24">1 : - <text:s text:c="3"/>7a209448-e023-44f6-9fe4-597503f13818</text:span></text:p>
      <text:p text:style-name="P25"/>
      <text:p text:style-name="Standard"><text:span text:style-name="T26">API Secret Key:-</text:span></text:p>
      <text:p text:style-name="Standard"><text:span text:style-name="T27">eyJhbGciOiJFUzI1NiIsInR5cCI6IkFQSSJ9.eyJhdWQiOiJtZXJjdXJ5IiwidWlkIjoiN2U3M2I0MGMtODNkYi00MmVkLWFmY2QtMmU3YzAwYTI4YTJmIiwiaXNzIjoiYmxvY2tjaGFpbiIsInJkbyI6ZmFsc2UsImlhdCI6MTcwNDQ1NTI2Myw</text:span><text:span text:style-name="T28">ianRpIjoiN2EyMDk0NDgtZTAyMy00NGY2LTlmZTQtNTk3NTAzZjEzODE4Iiwic2VxIjo3Mzk0MzY5LCJ3ZGwiOnRydWV9.H64aXl9zXmM4gdK4oOUt7VIXBlcdsLroSZ9mB6R2E7m7J7REcKTJm1meMj4frnlRqwD2+zKY25qdAtop+I9GyKc=</text:span></text:p>
      <text:p text:style-name="P29"/>
      <text:p text:style-name="P30"/>
      <text:p text:style-name="P31"><text:span text:style-name="T32">2 : - <text:s/></text:span><text:span text:style-name="T33">45ef0ac85b7979ca7e81d865a7f5702327c1571e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, Monaco, Consolas, " svg:font-family="Inconsolata, Monaco, Consolas, " style:font-family-generic="system"/>
    <style:font-face style:name="Droid Sans Mono" svg:font-family="Droid Sans Mon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an Shrivastav</meta:initial-creator>
    <dc:creator>Aman Shrivastav</dc:creator>
    <meta:creation-date>2024-01-02T13:43:00Z</meta:creation-date>
    <dc:date>2024-07-04T03:45:00Z</dc:date>
    <meta:template xlink:href="Normal" xlink:type="simple"/>
    <meta:editing-cycles>1</meta:editing-cycles>
    <meta:editing-duration>PT7020S</meta:editing-duration>
    <meta:document-statistic meta:page-count="1" meta:paragraph-count="2" meta:word-count="199" meta:character-count="1335" meta:row-count="9" meta:non-whitespace-character-count="1138"/>
  </office:meta>
</office:document-meta>
</file>